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8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Uc</text:p>
          </table:table-cell>
          <table:table-cell office:value-type="string">
            <text:p>Actor</text:p>
          </table:table-cell>
          <table:table-cell office:value-type="string">
            <text:p>UC+A</text:p>
          </table:table-cell>
          <table:table-cell office:value-type="string">
            <text:p>Connections</text:p>
          </table:table-cell>
          <table:table-cell office:value-type="string">
            <text:p>UC+A+C</text:p>
          </table:table-cell>
          <table:table-cell office:value-type="string">
            <text:p>FCANodes</text:p>
          </table:table-cell>
          <table:table-cell office:value-type="string">
            <text:p>FCA Conn</text:p>
          </table:table-cell>
          <table:table-cell office:value-type="string">
            <text:p>FCA N+C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.B2:.C2])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SUM([.D2:.E2])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2:.H2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B3:.C3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SUM([.D3:.E3])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3:.H3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SUM([.B4:.C4])"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SUM([.D4:.E4])"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4:.H4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SUM([.B5:.C5])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SUM([.D5:.E5])"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5:.H5])" office:value-type="float" office:value="9">
            <text:p>9</text:p>
          </table:table-cell>
          <table:table-cell/>
          <table:table-cell>
            <draw:frame table:end-cell-address="Sheet1.Q29" table:end-x="1.157cm" table:end-y="0.293cm" draw:z-index="0" draw:style-name="gr1" svg:width="13.069cm" svg:height="11.025cm" svg:x="1.637cm" svg:y="0.107cm">
              <draw:object draw:notify-on-update-of-ranges="Sheet1.F2:Sheet1.F103 Sheet1.A1:Sheet1.A1 Sheet1.I2:Sheet1.I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SUM([.B6:.C6])" office:value-type="float" office:value="23">
            <text:p>23</text:p>
          </table:table-cell>
          <table:table-cell office:value-type="float" office:value="32">
            <text:p>32</text:p>
          </table:table-cell>
          <table:table-cell table:formula="of:=SUM([.D6:.E6])"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G6:.H6])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.B7:.C7])" office:value-type="float" office:value="14">
            <text:p>14</text:p>
          </table:table-cell>
          <table:table-cell office:value-type="float" office:value="24">
            <text:p>24</text:p>
          </table:table-cell>
          <table:table-cell table:formula="of:=SUM([.D7:.E7])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G7:.H7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formula="of:=SUM([.B8:.C8])"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SUM([.D8:.E8])" office:value-type="float" office:value="66">
            <text:p>66</text:p>
          </table:table-cell>
          <table:table-cell table:number-columns-repeated="2" office:value-type="float" office:value="10">
            <text:p>10</text:p>
          </table:table-cell>
          <table:table-cell table:formula="of:=SUM([.G8:.H8])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B9:.C9])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D9:.E9])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9:.H9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SUM([.B10:.C10])"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SUM([.D10:.E10])"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G10:.H10])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11:.C11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SUM([.D11:.E11])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11:.H11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SUM([.B12:.C12])"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SUM([.D12:.E12])"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12:.H12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SUM([.B13:.C13])" office:value-type="float" office:value="31">
            <text:p>31</text:p>
          </table:table-cell>
          <table:table-cell office:value-type="float" office:value="30">
            <text:p>30</text:p>
          </table:table-cell>
          <table:table-cell table:formula="of:=SUM([.D13:.E13])"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SUM([.G13:.H13])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.B14:.C14])"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SUM([.D14:.E14])"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SUM([.G14:.H14])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15:.C15]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D15:.E15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15:.H15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SUM([.B16:.C16])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SUM([.D16:.E16])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16:.H16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SUM([.B17:.C17])" office:value-type="float" office:value="13">
            <text:p>13</text:p>
          </table:table-cell>
          <table:table-cell office:value-type="float" office:value="13">
            <text:p>13</text:p>
          </table:table-cell>
          <table:table-cell table:formula="of:=SUM([.D17:.E17])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17:.H17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SUM([.B18:.C18])"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SUM([.D18:.E18])"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G18:.H18])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SUM([.B19:.C19])" office:value-type="float" office:value="17">
            <text:p>17</text:p>
          </table:table-cell>
          <table:table-cell office:value-type="float" office:value="17">
            <text:p>17</text:p>
          </table:table-cell>
          <table:table-cell table:formula="of:=SUM([.D19:.E19])"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19:.H19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B20:.C20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SUM([.D20:.E20])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20:.H20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B21:.C21])"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SUM([.D21:.E21])"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G21:.H21])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SUM([.B22:.C22])"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SUM([.D22:.E22])"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G22:.H22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SUM([.B23:.C23])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SUM([.D23:.E23])" office:value-type="float" office:value="17">
            <text:p>17</text:p>
          </table:table-cell>
          <table:table-cell table:number-columns-repeated="2" office:value-type="float" office:value="4">
            <text:p>4</text:p>
          </table:table-cell>
          <table:table-cell table:formula="of:=SUM([.G23:.H23])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SUM([.B24:.C24])"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SUM([.D24:.E24])" office:value-type="float" office:value="35">
            <text:p>35</text:p>
          </table:table-cell>
          <table:table-cell table:number-columns-repeated="2" office:value-type="float" office:value="7">
            <text:p>7</text:p>
          </table:table-cell>
          <table:table-cell table:formula="of:=SUM([.G24:.H24])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SUM([.B25:.C25])"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SUM([.D25:.E25])" office:value-type="float" office:value="68">
            <text:p>68</text:p>
          </table:table-cell>
          <table:table-cell table:number-columns-repeated="2" office:value-type="float" office:value="8">
            <text:p>8</text:p>
          </table:table-cell>
          <table:table-cell table:formula="of:=SUM([.G25:.H25])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B26:.C26])"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SUM([.D26:.E26])"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SUM([.G26:.H26])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.B27:.C27])"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SUM([.D27:.E27])"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27:.H27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SUM([.B28:.C28])"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SUM([.D28:.E28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28:.H28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SUM([.B29:.C29])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SUM([.D29:.E29])"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29:.H29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SUM([.B30:.C30])"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SUM([.D30:.E30])"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SUM([.G30:.H30])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B31:.C31])"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SUM([.D31:.E31])"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G31:.H31])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.B32:.C32])"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SUM([.D32:.E32])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32:.H32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SUM([.B33:.C33])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SUM([.D33:.E33])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33:.H33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SUM([.B34:.C34])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SUM([.D34:.E34])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34:.H34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SUM([.B35:.C35])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SUM([.D35:.E35])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G35:.H35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SUM([.B36:.C36])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SUM([.D36:.E36])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36:.H36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B37:.C37])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SUM([.D37:.E37])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G37:.H37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SUM([.B38:.C38])"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SUM([.D38:.E38])"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G38:.H38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SUM([.B39:.C39])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SUM([.D39:.E39])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39:.H39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4">
            <text:p>4</text:p>
          </table:table-cell>
          <table:table-cell table:formula="of:=SUM([.B40:.C40])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D40:.E40])"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40:.H40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B41:.C41])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SUM([.D41:.E41])"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41:.H41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42:.C42]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D42:.E42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42:.H42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43:.C43])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SUM([.D43:.E43])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43:.H43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44:.C44]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D44:.E44])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G44:.H44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SUM([.B45:.C45])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SUM([.D45:.E45])"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G45:.H45])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46:.C46])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SUM([.D46:.E46])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46:.H46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SUM([.B47:.C47])"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SUM([.D47:.E47])"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47:.H47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B48:.C48])"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SUM([.D48:.E48])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G48:.H48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SUM([.B49:.C49])" office:value-type="float" office:value="17">
            <text:p>17</text:p>
          </table:table-cell>
          <table:table-cell office:value-type="float" office:value="17">
            <text:p>17</text:p>
          </table:table-cell>
          <table:table-cell table:formula="of:=SUM([.D49:.E49])"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G49:.H49])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B50:.C50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SUM([.D50:.E50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G50:.H50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SUM([.B51:.C51])" office:value-type="float" office:value="17">
            <text:p>17</text:p>
          </table:table-cell>
          <table:table-cell office:value-type="float" office:value="17">
            <text:p>17</text:p>
          </table:table-cell>
          <table:table-cell table:formula="of:=SUM([.D51:.E51])"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G51:.H51])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SUM([.B52:.C52])"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SUM([.D52:.E52])"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G52:.H52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SUM([.B53:.C53])" office:value-type="float" office:value="13">
            <text:p>13</text:p>
          </table:table-cell>
          <table:table-cell office:value-type="float" office:value="13">
            <text:p>13</text:p>
          </table:table-cell>
          <table:table-cell table:formula="of:=SUM([.D53:.E53])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53:.H53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SUM([.B54:.C54])"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SUM([.D54:.E54])"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G54:.H54])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55:.C55])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SUM([.D55:.E55])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G55:.H55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B56:.C56])"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SUM([.D56:.E56])"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G56:.H56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.B57:.C57])"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SUM([.D57:.E57])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G57:.H57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SUM([.B58:.C58])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SUM([.D58:.E58])"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SUM([.G58:.H58])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B59:.C59])"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SUM([.D59:.E59])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G59:.H59])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0:.C6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0:.E6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0:.H60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1:.C6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1:.E6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1:.H61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2:.C6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2:.E6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2:.H62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3:.C6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3:.E6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3:.H63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4:.C6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4:.E6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4:.H64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5:.C6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5:.E6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5:.H65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6:.C6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6:.E6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6:.H66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7:.C6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7:.E6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7:.H67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8:.C6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8:.E6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8:.H68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9:.C6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9:.E6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9:.H69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0:.C7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0:.E7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0:.H70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1:.C7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1:.E7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1:.H71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2:.C7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2:.E7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2:.H72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3:.C7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3:.E7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3:.H73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4:.C7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4:.E7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4:.H74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5:.C7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5:.E7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5:.H75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6:.C7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6:.E7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6:.H76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7:.C7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7:.E7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7:.H77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8:.C7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8:.E7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8:.H78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9:.C7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9:.E7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9:.H79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0:.C8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0:.E8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0:.H80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1:.C8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1:.E8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1:.H81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2:.C8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2:.E8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2:.H82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3:.C8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3:.E8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3:.H83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4:.C8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4:.E8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4:.H84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5:.C8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5:.E8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5:.H85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6:.C8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6:.E8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6:.H86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7:.C8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7:.E8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7:.H87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8:.C8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8:.E8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8:.H88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9:.C8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9:.E8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9:.H89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0:.C9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0:.E9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0:.H90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1:.C9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1:.E9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1:.H91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2:.C9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2:.E9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2:.H92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3:.C9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3:.E9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3:.H93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4:.C9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4:.E9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4:.H94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5:.C9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5:.E9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5:.H95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6:.C9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6:.E9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6:.H96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7:.C9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7:.E9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7:.H97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8:.C9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8:.E9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8:.H98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9:.C9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9:.E9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9:.H99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0:.C10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0:.E10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0:.H100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1:.C10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1:.E10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1:.H101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2:.C10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2:.E10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2:.H102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3:.C10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3:.E10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3:.H103])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t" fo:country="E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t" fo:country="E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15.04.2013</text:date>, <text:time>14:4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9T15:53:46.56</meta:creation-date>
    <dc:date>2013-04-15T14:45:33.07</dc:date>
    <meta:editing-duration>PT06H28M54S</meta:editing-duration>
    <meta:editing-cycles>57</meta:editing-cycles>
    <meta:generator>OpenOffice.org/3.2$Win32 OpenOffice.org_project/320m18$Build-9502</meta:generator>
    <meta:document-statistic meta:table-count="3" meta:cell-count="8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7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7cm" svg:height="11.026cm" xlink:href=".." chart:class="chart:scatter" chart:style-name="ch1">
        <chart:legend chart:legend-position="end" svg:x="11.921cm" svg:y="5.205cm" chart:style-name="ch2"/>
        <chart:plot-area chart:style-name="ch3" table:cell-range-address="Sheet1.F2:Sheet1.F103 Sheet1.A1:Sheet1.A1 Sheet1.I2:Sheet1.I103" chart:data-source-has-labels="row" svg:x="0.261cm" svg:y="0.22cm" svg:width="11.4cm" svg:height="10.36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103" chart:label-cell-address="Sheet1.A1:Sheet1.A1" chart:class="chart:scatter">
            <chart:domain table:cell-range-address="Sheet1.F2:Sheet1.F103"/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1.A1:Sheet1.A1">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 text:id="Sheet1.F2:Sheet1.F103">23</text:p>
              </table:table-cell>
              <table:table-cell office:value-type="float" office:value="5">
                <text:p text:id="Sheet1.I2:Sheet1.I103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">
                <text:p>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